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31">
            <text:p>831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217">
            <text:p>2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4">
            <text:p>9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756">
            <text:p>2,756</text:p>
          </table:table-cell>
          <table:table-cell table:style-name="ce22" office:value-type="float" office:value="467">
            <text:p>4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283">
            <text:p>28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2">
            <text:p>54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08">
            <text:p>3008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512">
            <text:p>4512</text:p>
          </table:table-cell>
          <table:table-cell table:style-name="ce22" office:value-type="float" office:value="1164">
            <text:p>116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68">
            <text:p>7268</text:p>
          </table:table-cell>
          <table:table-cell table:style-name="ce22" office:value-type="float" office:value="1631">
            <text:p>16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